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20pt" style:family="table-row" style:display-name="heightsuit20pt">
      <style:table-row-properties style:row-height="20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15pt" style:family="table-row" style:display-name="heightsuit15pt">
      <style:table-row-properties style:row-height="15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20pt" style:family="table-row" style:display-name="heightsuit20pt">
      <style:table-row-properties style:row-height="20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20pt">
          <table:table-cell table:style-name="header1">
            <text:p>Заголовок 1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15pt">
          <table:table-cell table:style-name="header4">
            <text:p>Заголовок 4</text:p>
          </table:table-cell>
        </table:table-row>
        <table:table-row/>
        <table:table-row>
          <table:table-cell/>
          <table:table-cell table:style-name="tablehead">
            <text:p>Table header</text:p>
          </table:table-cell>
        </table:table-row>
        <table:table-row>
          <table:table-cell/>
          <table:table-cell table:style-name="tablebodyStrong">
            <text:p>b</text:p>
          </table:table-cell>
        </table:table-row>
        <table:table-row>
          <table:table-cell/>
          <table:table-cell table:style-name="tablebodyEmph">
            <text:p>i</text:p>
          </table:table-cell>
        </table:table-row>
        <table:table-row>
          <table:table-cell/>
          <table:table-cell table:style-name="tablebodyStrikeout">
            <text:p>strike</text:p>
          </table:table-cell>
        </table:table-row>
        <table:table-row>
          <table:table-cell/>
          <table:table-cell table:style-name="tablebodyEmphStrong">
            <text:p>bi</text:p>
          </table:table-cell>
        </table:table-row>
        <table:table-row>
          <table:table-cell/>
          <table:table-cell table:style-name="tablebodyStrongStrikeout">
            <text:p>bstrike</text:p>
          </table:table-cell>
        </table:table-row>
        <table:table-row>
          <table:table-cell/>
          <table:table-cell table:style-name="tablebodyEmphStrikeout">
            <text:p>istrike</text:p>
          </table:table-cell>
        </table:table-row>
        <table:table-row>
          <table:table-cell/>
          <table:table-cell table:style-name="tablebodyEmphStrongStrikeout">
            <text:p>bistrike</text:p>
          </table:table-cell>
        </table:table-row>
        <table:table-row/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/>
        <table:table-row>
          <table:table-cell/>
          <table:table-cell table:style-name="tableheadEmph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Strong">
            <text:p>4</text:p>
          </table:table-cell>
        </table:table-row>
        <table:table-row/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009900"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ff9900" fo:font-size="14pt" fo:font-style="italic" style:font-size-asian="14pt" style:font-style-asian="italic" style:font-size-complex="14pt" style:font-style-complex="italic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atang" fo:font-family="Batang" style:font-family-generic="roman" style:font-pitch="variable" fo:font-size="11pt" style:font-size-asian="11pt" style:font-size-complex="11pt"/>
    </style:style>
    <style:style style:name="tablehead" style:family="table-cell" style:parent-style-name="Default">
      <style:table-cell-properties fo:background-color="#83ca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style:font-name="Bookman Old Style" fo:font-family="'Bookman Old Style'" style:font-family-generic="roman" style:font-pitch="variable" fo:font-weight="bold" style:font-weight-asian="bold" style:font-weight-complex="bold"/>
    </style:style>
    <style:style style:name="tablebody" style:family="table-cell" style:parent-style-name="Default">
      <style:table-cell-properties fo:background-color="#ffcccc" style:text-align-source="fix" style:repeat-content="false" fo:wrap-option="wrap" fo:border="0.06pt solid #000000" style:vertical-align="top" ns42:vertical-justify="auto"/>
      <style:paragraph-properties fo:text-align="end" css3t:text-justify="auto"/>
      <style:text-properties fo:font-style="italic" style:font-style-asian="italic" style:font-style-complex="italic"/>
    </style:style>
    <style:style style:name="tablebodyStrikeout" style:family="table-cell" style:display-name="tablebodyStrikeout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style:text-line-through-style="solid" style:text-line-through-type="single"/>
    </style:style>
    <style:style style:name="tablebodyStrongStrikeout" style:family="table-cell" style:display-name="tablebodyStrongStrikeout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weight="bold"/>
      <style:text-properties style:text-line-through-style="solid" style:text-line-through-type="single"/>
    </style:style>
    <style:style style:name="tablebodyEmphStrikeout" style:family="table-cell" style:display-name="tablebodyEmphStrikeout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style="italic"/>
      <style:text-properties style:text-line-through-style="solid" style:text-line-through-type="single"/>
    </style:style>
    <style:style style:name="tablebodyEmph" style:family="table-cell" style:display-name="tablebodyEmph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style="italic"/>
    </style:style>
    <style:style style:name="tablebodyEmphStrong" style:family="table-cell" style:display-name="tablebodyEmphStrong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style="italic"/>
      <style:text-properties fo:font-weight="bold"/>
    </style:style>
    <style:style style:name="tablebodyEmphStrongStrikeout" style:family="table-cell" style:display-name="tablebodyEmphStrongStrikeout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style="italic"/>
      <style:text-properties fo:font-weight="bold"/>
      <style:text-properties style:text-line-through-style="solid" style:text-line-through-type="single"/>
    </style:style>
    <style:style style:name="tableheadEmph" style:family="table-cell" style:display-name="tableheadEmph">
      <style:table-cell-properties fo:background-color="#83caff" style:text-align-source="fix" style:repeat-content="false" fo:wrap-option="wrap" fo:border="0.06pt solid #000000" style:vertical-align="top"/>
      <style:paragraph-properties fo:text-align="center"/>
      <style:text-properties style:font-name="Bookman Old Style" fo:font-family="'Bookman Old Style'" style:font-family-generic="roman" style:font-pitch="variable" fo:font-weight="bold" style:font-weight-asian="bold" style:font-weight-complex="bold"/>
      <style:text-properties fo:font-style="italic"/>
    </style:style>
    <style:style style:name="tablebodyStrong" style:family="table-cell" style:display-name="tablebodyStrong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weight="bold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